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21mm"/>
    </style:style>
    <style:style style:name="co2" style:family="table-column">
      <style:table-column-properties fo:break-before="auto" style:column-width="15.15mm"/>
    </style:style>
    <style:style style:name="co3" style:family="table-column">
      <style:table-column-properties fo:break-before="auto" style:column-width="21.73mm"/>
    </style:style>
    <style:style style:name="co4" style:family="table-column">
      <style:table-column-properties fo:break-before="auto" style:column-width="33.83mm"/>
    </style:style>
    <style:style style:name="co5" style:family="table-column">
      <style:table-column-properties fo:break-before="auto" style:column-width="45.49mm"/>
    </style:style>
    <style:style style:name="co6" style:family="table-column">
      <style:table-column-properties fo:break-before="auto" style:column-width="45.07mm"/>
    </style:style>
    <style:style style:name="co7" style:family="table-column">
      <style:table-column-properties fo:break-before="auto" style:column-width="44.2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'Index Name'</text:p>
          </table:table-cell>
          <table:table-cell office:value-type="string" calcext:value-type="string">
            <text:p><text:s/>'Phase'</text:p>
          </table:table-cell>
          <table:table-cell office:value-type="string" calcext:value-type="string">
            <text:p><text:s/>'Population'</text:p>
          </table:table-cell>
          <table:table-cell office:value-type="string" calcext:value-type="string">
            <text:p><text:s/>'Avg Load Elapsed'</text:p>
          </table:table-cell>
          <table:table-cell office:value-type="string" calcext:value-type="string">
            <text:p><text:s/>'Avg COMPLETE Elapsed'</text:p>
          </table:table-cell>
          <table:table-cell office:value-type="string" calcext:value-type="string">
            <text:p><text:s/>'Avg HIGHCARD Elapsed'</text:p>
          </table:table-cell>
          <table:table-cell office:value-type="string" calcext:value-type="string">
            <text:p><text:s/>'Avg LOWCARD Elapsed'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office:value-type="float" office:value="34" calcext:value-type="float">
            <text:p>34</text:p>
          </table:table-cell>
          <table:table-cell office:value-type="float" office:value="49.2" calcext:value-type="float">
            <text:p>49.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office:value-type="float" office:value="339.6" calcext:value-type="float">
            <text:p>339.6</text:p>
          </table:table-cell>
          <table:table-cell office:value-type="float" office:value="355.6" calcext:value-type="float">
            <text:p>355.6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4.6" calcext:value-type="float">
            <text:p>4.6</text:p>
          </table:table-cell>
          <table:table-cell office:value-type="float" office:value="4130.6" calcext:value-type="float">
            <text:p>4130.6</text:p>
          </table:table-cell>
          <table:table-cell office:value-type="float" office:value="4554.8" calcext:value-type="float">
            <text:p>4554.8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4.6" calcext:value-type="float">
            <text:p>4.6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.6" calcext:value-type="float">
            <text:p>83.6</text:p>
          </table:table-cell>
          <table:table-cell office:value-type="float" office:value="42763.2" calcext:value-type="float">
            <text:p>42763.2</text:p>
          </table:table-cell>
          <table:table-cell office:value-type="float" office:value="32290.4" calcext:value-type="float">
            <text:p>32290.4</text:p>
          </table:table-cell>
          <table:table-cell office:value-type="float" office:value="35996.4" calcext:value-type="float">
            <text:p>35996.4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3.6" calcext:value-type="float">
            <text:p>83.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82" calcext:value-type="float">
            <text:p>1082</text:p>
          </table:table-cell>
          <table:table-cell office:value-type="float" office:value="266366.2" calcext:value-type="float">
            <text:p>266366.2</text:p>
          </table:table-cell>
          <table:table-cell office:value-type="float" office:value="267374.6" calcext:value-type="float">
            <text:p>267374.6</text:p>
          </table:table-cell>
          <table:table-cell office:value-type="float" office:value="306914.8" calcext:value-type="float">
            <text:p>306914.8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11.8" calcext:value-type="float">
            <text:p>11.8</text:p>
          </table:table-cell>
          <table:table-cell office:value-type="float" office:value="135" calcext:value-type="float">
            <text:p>135</text:p>
          </table:table-cell>
          <table:table-cell office:value-type="float" office:value="28.2" calcext:value-type="float">
            <text:p>28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11.8" calcext:value-type="float">
            <text:p>11.8</text:p>
          </table:table-cell>
          <table:table-cell office:value-type="float" office:value="50" calcext:value-type="float">
            <text:p>50</text:p>
          </table:table-cell>
          <table:table-cell office:value-type="float" office:value="16.4" calcext:value-type="float">
            <text:p>16.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91.8" calcext:value-type="float">
            <text:p>191.8</text:p>
          </table:table-cell>
          <table:table-cell office:value-type="float" office:value="131.8" calcext:value-type="float">
            <text:p>131.8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161.2" calcext:value-type="float">
            <text:p>161.2</text:p>
          </table:table-cell>
          <table:table-cell office:value-type="float" office:value="123.8" calcext:value-type="float">
            <text:p>123.8</text:p>
          </table:table-cell>
          <table:table-cell office:value-type="float" office:value="153.6" calcext:value-type="float">
            <text:p>153.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99.6" calcext:value-type="float">
            <text:p>99.6</text:p>
          </table:table-cell>
          <table:table-cell office:value-type="float" office:value="1486" calcext:value-type="float">
            <text:p>1486</text:p>
          </table:table-cell>
          <table:table-cell office:value-type="float" office:value="1208.8" calcext:value-type="float">
            <text:p>1208.8</text:p>
          </table:table-cell>
          <table:table-cell office:value-type="float" office:value="1633.6" calcext:value-type="float">
            <text:p>1633.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99.6" calcext:value-type="float">
            <text:p>99.6</text:p>
          </table:table-cell>
          <table:table-cell office:value-type="float" office:value="1352.2" calcext:value-type="float">
            <text:p>1352.2</text:p>
          </table:table-cell>
          <table:table-cell office:value-type="float" office:value="1300.2" calcext:value-type="float">
            <text:p>1300.2</text:p>
          </table:table-cell>
          <table:table-cell office:value-type="float" office:value="1783.6" calcext:value-type="float">
            <text:p>1783.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36.8" calcext:value-type="float">
            <text:p>1136.8</text:p>
          </table:table-cell>
          <table:table-cell office:value-type="float" office:value="13058.8" calcext:value-type="float">
            <text:p>13058.8</text:p>
          </table:table-cell>
          <table:table-cell office:value-type="float" office:value="14882.4" calcext:value-type="float">
            <text:p>14882.4</text:p>
          </table:table-cell>
          <table:table-cell office:value-type="float" office:value="22637.2" calcext:value-type="float">
            <text:p>22637.2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136.8" calcext:value-type="float">
            <text:p>1136.8</text:p>
          </table:table-cell>
          <table:table-cell office:value-type="float" office:value="8492.4" calcext:value-type="float">
            <text:p>8492.4</text:p>
          </table:table-cell>
          <table:table-cell office:value-type="float" office:value="10902.4" calcext:value-type="float">
            <text:p>10902.4</text:p>
          </table:table-cell>
          <table:table-cell office:value-type="float" office:value="18271.6" calcext:value-type="float">
            <text:p>18271.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273.6" calcext:value-type="float">
            <text:p>13273.6</text:p>
          </table:table-cell>
          <table:table-cell office:value-type="float" office:value="140605.8" calcext:value-type="float">
            <text:p>140605.8</text:p>
          </table:table-cell>
          <table:table-cell office:value-type="float" office:value="142131.6" calcext:value-type="float">
            <text:p>142131.6</text:p>
          </table:table-cell>
          <table:table-cell office:value-type="float" office:value="198322.4" calcext:value-type="float">
            <text:p>198322.4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273.6" calcext:value-type="float">
            <text:p>13273.6</text:p>
          </table:table-cell>
          <table:table-cell office:value-type="float" office:value="42273.8" calcext:value-type="float">
            <text:p>42273.8</text:p>
          </table:table-cell>
          <table:table-cell office:value-type="float" office:value="99064.2" calcext:value-type="float">
            <text:p>99064.2</text:p>
          </table:table-cell>
          <table:table-cell office:value-type="float" office:value="154662.8" calcext:value-type="float">
            <text:p>154662.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3.8" calcext:value-type="float">
            <text:p>3.8</text:p>
          </table:table-cell>
          <table:table-cell office:value-type="float" office:value="19.8" calcext:value-type="float">
            <text:p>19.8</text:p>
          </table:table-cell>
          <table:table-cell office:value-type="float" office:value="8.6" calcext:value-type="float">
            <text:p>8.6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.2" calcext:value-type="float">
            <text:p>80.2</text:p>
          </table:table-cell>
          <table:table-cell office:value-type="float" office:value="194.6" calcext:value-type="float">
            <text:p>194.6</text:p>
          </table:table-cell>
          <table:table-cell office:value-type="float" office:value="83.6" calcext:value-type="float">
            <text:p>83.6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.2" calcext:value-type="float">
            <text:p>80.2</text:p>
          </table:table-cell>
          <table:table-cell office:value-type="float" office:value="31.4" calcext:value-type="float">
            <text:p>31.4</text:p>
          </table:table-cell>
          <table:table-cell office:value-type="float" office:value="27.2" calcext:value-type="float">
            <text:p>27.2</text:p>
          </table:table-cell>
          <table:table-cell office:value-type="float" office:value="22.2" calcext:value-type="float">
            <text:p>22.2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98" calcext:value-type="float">
            <text:p>5098</text:p>
          </table:table-cell>
          <table:table-cell office:value-type="float" office:value="2856.2" calcext:value-type="float">
            <text:p>2856.2</text:p>
          </table:table-cell>
          <table:table-cell office:value-type="float" office:value="1719.8" calcext:value-type="float">
            <text:p>1719.8</text:p>
          </table:table-cell>
          <table:table-cell office:value-type="float" office:value="1877.4" calcext:value-type="float">
            <text:p>1877.4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98" calcext:value-type="float">
            <text:p>5098</text:p>
          </table:table-cell>
          <table:table-cell office:value-type="float" office:value="432" calcext:value-type="float">
            <text:p>432</text:p>
          </table:table-cell>
          <table:table-cell office:value-type="float" office:value="274.8" calcext:value-type="float">
            <text:p>274.8</text:p>
          </table:table-cell>
          <table:table-cell office:value-type="float" office:value="279.4" calcext:value-type="float">
            <text:p>279.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28.4" calcext:value-type="float">
            <text:p>28.4</text:p>
          </table:table-cell>
          <table:table-cell office:value-type="float" office:value="24.8" calcext:value-type="float">
            <text:p>24.8</text:p>
          </table:table-cell>
          <table:table-cell office:value-type="float" office:value="16.2" calcext:value-type="float">
            <text:p>16.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1.4" calcext:value-type="float">
            <text:p>1.4</text:p>
          </table:table-cell>
          <table:table-cell office:value-type="float" office:value="28.8" calcext:value-type="float">
            <text:p>28.8</text:p>
          </table:table-cell>
          <table:table-cell office:value-type="float" office:value="53.8" calcext:value-type="float">
            <text:p>53.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12.8" calcext:value-type="float">
            <text:p>12.8</text:p>
          </table:table-cell>
          <table:table-cell office:value-type="float" office:value="189.6" calcext:value-type="float">
            <text:p>189.6</text:p>
          </table:table-cell>
          <table:table-cell office:value-type="float" office:value="432" calcext:value-type="float">
            <text:p>432</text:p>
          </table:table-cell>
          <table:table-cell office:value-type="float" office:value="336.8" calcext:value-type="float">
            <text:p>336.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12.8" calcext:value-type="float">
            <text:p>12.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2" calcext:value-type="float">
            <text:p>182</text:p>
          </table:table-cell>
          <table:table-cell office:value-type="float" office:value="3655.4" calcext:value-type="float">
            <text:p>3655.4</text:p>
          </table:table-cell>
          <table:table-cell office:value-type="float" office:value="7369.2" calcext:value-type="float">
            <text:p>7369.2</text:p>
          </table:table-cell>
          <table:table-cell office:value-type="float" office:value="6520.8" calcext:value-type="float">
            <text:p>6520.8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182" calcext:value-type="float">
            <text:p>182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98.6" calcext:value-type="float">
            <text:p>2198.6</text:p>
          </table:table-cell>
          <table:table-cell office:value-type="float" office:value="28414.2" calcext:value-type="float">
            <text:p>28414.2</text:p>
          </table:table-cell>
          <table:table-cell office:value-type="float" office:value="71850.2" calcext:value-type="float">
            <text:p>71850.2</text:p>
          </table:table-cell>
          <table:table-cell office:value-type="float" office:value="67679.2" calcext:value-type="float">
            <text:p>67679.2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198.6" calcext:value-type="float">
            <text:p>2198.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Query'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Delete'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Query'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25.6" calcext:value-type="float">
            <text:p>25.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Delete'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14" calcext:value-type="float">
            <text:p>14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Query'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242.2" calcext:value-type="float">
            <text:p>242.2</text:p>
          </table:table-cell>
          <table:table-cell office:value-type="float" office:value="258.2" calcext:value-type="float">
            <text:p>258.2</text:p>
          </table:table-cell>
          <table:table-cell office:value-type="float" office:value="257.2" calcext:value-type="float">
            <text:p>257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Delete'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34.6" calcext:value-type="float">
            <text:p>134.6</text:p>
          </table:table-cell>
          <table:table-cell office:value-type="float" office:value="142.4" calcext:value-type="float">
            <text:p>142.4</text:p>
          </table:table-cell>
          <table:table-cell office:value-type="float" office:value="148.4" calcext:value-type="float">
            <text:p>148.4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Query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8" calcext:value-type="float">
            <text:p>2.8</text:p>
          </table:table-cell>
          <table:table-cell office:value-type="float" office:value="3378.2" calcext:value-type="float">
            <text:p>3378.2</text:p>
          </table:table-cell>
          <table:table-cell office:value-type="float" office:value="3485.6" calcext:value-type="float">
            <text:p>3485.6</text:p>
          </table:table-cell>
          <table:table-cell office:value-type="float" office:value="3477.2" calcext:value-type="float">
            <text:p>3477.2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Delete'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8" calcext:value-type="float">
            <text:p>2.8</text:p>
          </table:table-cell>
          <table:table-cell office:value-type="float" office:value="1649.6" calcext:value-type="float">
            <text:p>1649.6</text:p>
          </table:table-cell>
          <table:table-cell office:value-type="float" office:value="1733" calcext:value-type="float">
            <text:p>1733</text:p>
          </table:table-cell>
          <table:table-cell office:value-type="float" office:value="1806.6" calcext:value-type="float">
            <text:p>1806.6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Query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8" calcext:value-type="float">
            <text:p>29.8</text:p>
          </table:table-cell>
          <table:table-cell office:value-type="float" office:value="28950" calcext:value-type="float">
            <text:p>28950</text:p>
          </table:table-cell>
          <table:table-cell office:value-type="float" office:value="30136.8" calcext:value-type="float">
            <text:p>30136.8</text:p>
          </table:table-cell>
          <table:table-cell office:value-type="float" office:value="30321.8" calcext:value-type="float">
            <text:p>30321.8</text:p>
          </table:table-cell>
        </table:table-row>
        <table:table-row table:style-name="ro1">
          <table:table-cell office:value-type="string" calcext:value-type="string">
            <text:p>'Linear'</text:p>
          </table:table-cell>
          <table:table-cell office:value-type="string" calcext:value-type="string">
            <text:p>'Delete'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9.8" calcext:value-type="float">
            <text:p>29.8</text:p>
          </table:table-cell>
          <table:table-cell office:value-type="float" office:value="7526.4" calcext:value-type="float">
            <text:p>7526.4</text:p>
          </table:table-cell>
          <table:table-cell office:value-type="float" office:value="15404.8" calcext:value-type="float">
            <text:p>15404.8</text:p>
          </table:table-cell>
          <table:table-cell office:value-type="float" office:value="15942.6" calcext:value-type="float">
            <text:p>15942.6</text:p>
          </table:table-cell>
        </table:table-row>
      </table:table>
      <table:named-expressions/>
      <table:database-ranges>
        <table:database-range table:name="__Anonymous_Sheet_DB__0" table:target-range-address="summary.B1:summary.C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20:55:38.734314144</dc:date>
    <meta:editing-duration>PT1M8S</meta:editing-duration>
    <meta:editing-cycles>1</meta:editing-cycles>
    <meta:document-statistic meta:table-count="1" meta:cell-count="357" meta:object-count="0"/>
    <meta:generator>LibreOffice/6.0.7.3$Linux_X86_64 LibreOffice_project/00m0$Build-3</meta:generator>
  </office:meta>
</office:document-meta>
</file>